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07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837">
            <text:p>9837</text:p>
          </table:table-cell>
          <table:table-cell table:style-name="ACE-0" office:value-type="float" office:value="229">
            <text:p>229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33.115000000000002">
            <text:p>−33.115</text:p>
          </table:table-cell>
          <table:table-cell table:style-name="ACE-0" office:value-type="float" office:value="82.560000000000002">
            <text:p>82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12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560">
            <text:p>95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33.125">
            <text:p>−33.125</text:p>
          </table:table-cell>
          <table:table-cell table:style-name="ACE-0" office:value-type="float" office:value="82.560000000000002">
            <text:p>82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1R-1W_26-3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316">
            <text:p>10316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3.199999999999996">
            <text:p>−53.2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949">
            <text:p>9949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3.244999999999997">
            <text:p>−53.245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1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148">
            <text:p>10148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3.265000000000001">
            <text:p>−53.265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3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966">
            <text:p>9966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3.305">
            <text:p>−53.305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0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917">
            <text:p>9917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3.399999999999999">
            <text:p>−53.4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1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195">
            <text:p>1019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oral (Merulin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3.729999999999997">
            <text:p>−53.73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08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063">
            <text:p>10063</text:p>
          </table:table-cell>
          <table:table-cell table:style-name="ACE-0" office:value-type="float" office:value="163">
            <text:p>163</text:p>
          </table:table-cell>
          <table:table-cell table:style-name="ACE-0" office:value-type="string">
            <text:p>Coral (Dipsastre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3.729999999999997">
            <text:p>−53.73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682">
            <text:p>10682</text:p>
          </table:table-cell>
          <table:table-cell table:style-name="ACE-0" office:value-type="float" office:value="169">
            <text:p>16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4.689999999999998">
            <text:p>−54.69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546">
            <text:p>10546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4.689999999999998">
            <text:p>−54.69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651">
            <text:p>10651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4.875">
            <text:p>−54.875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1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761">
            <text:p>10761</text:p>
          </table:table-cell>
          <table:table-cell table:style-name="ACE-0" office:value-type="float" office:value="314">
            <text:p>314</text:p>
          </table:table-cell>
          <table:table-cell table:style-name="ACE-0" office:value-type="string">
            <text:p>Coral (Platygy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4.93">
            <text:p>−54.93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2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268">
            <text:p>11268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7.530000000000001">
            <text:p>−57.53</text:p>
          </table:table-cell>
          <table:table-cell table:style-name="ACE-0" office:value-type="float" office:value="10.890000000000001">
            <text:p>1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2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7.614999999999995">
            <text:p>−57.61499999999999</text:p>
          </table:table-cell>
          <table:table-cell table:style-name="ACE-0" office:value-type="float" office:value="10.890000000000001">
            <text:p>1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349">
            <text:p>11349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7.439999999999998">
            <text:p>−57.44</text:p>
          </table:table-cell>
          <table:table-cell table:style-name="ACE-0" office:value-type="float" office:value="10.890000000000001">
            <text:p>1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7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382">
            <text:p>11382</text:p>
          </table:table-cell>
          <table:table-cell table:style-name="ACE-0" office:value-type="float" office:value="226">
            <text:p>22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7.765000000000001">
            <text:p>−57.765</text:p>
          </table:table-cell>
          <table:table-cell table:style-name="ACE-0" office:value-type="float" office:value="10.890000000000001">
            <text:p>1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0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225">
            <text:p>12225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1.950000000000003">
            <text:p>−61.95</text:p>
          </table:table-cell>
          <table:table-cell table:style-name="ACE-0" office:value-type="float" office:value="11.84">
            <text:p>1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08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943">
            <text:p>11943</text:p>
          </table:table-cell>
          <table:table-cell table:style-name="ACE-0" office:value-type="float" office:value="415">
            <text:p>41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2.140000000000001">
            <text:p>−62.14</text:p>
          </table:table-cell>
          <table:table-cell table:style-name="ACE-0" office:value-type="float" office:value="11.84">
            <text:p>1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2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088">
            <text:p>12088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 (A. humilis gr.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4.049999999999997">
            <text:p>−64.05</text:p>
          </table:table-cell>
          <table:table-cell table:style-name="ACE-0" office:value-type="float" office:value="5.96">
            <text:p>5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9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323">
            <text:p>12323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4.394999999999996">
            <text:p>−64.395</text:p>
          </table:table-cell>
          <table:table-cell table:style-name="ACE-0" office:value-type="float" office:value="5.96">
            <text:p>5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0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193">
            <text:p>12193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4.439999999999998">
            <text:p>−64.44</text:p>
          </table:table-cell>
          <table:table-cell table:style-name="ACE-0" office:value-type="float" office:value="5.96">
            <text:p>5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3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267">
            <text:p>12267</text:p>
          </table:table-cell>
          <table:table-cell table:style-name="ACE-0" office:value-type="float" office:value="233">
            <text:p>23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5.689999999999998">
            <text:p>−65.69</text:p>
          </table:table-cell>
          <table:table-cell table:style-name="ACE-0" office:value-type="float" office:value="5.4800000000000004">
            <text:p>5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09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028">
            <text:p>12028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5.759999999999991">
            <text:p>−65.76</text:p>
          </table:table-cell>
          <table:table-cell table:style-name="ACE-0" office:value-type="float" office:value="5.4800000000000004">
            <text:p>5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02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466">
            <text:p>12466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Coral or spiculite? (Is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5.929999999999993">
            <text:p>−65.93</text:p>
          </table:table-cell>
          <table:table-cell table:style-name="ACE-0" office:value-type="float" office:value="5.4800000000000004">
            <text:p>5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3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366">
            <text:p>12366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6.090000000000003">
            <text:p>−66.09</text:p>
          </table:table-cell>
          <table:table-cell table:style-name="ACE-0" office:value-type="float" office:value="5.4800000000000004">
            <text:p>5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9R-1W_78-8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157">
            <text:p>12157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6.314999999999998">
            <text:p>−66.315</text:p>
          </table:table-cell>
          <table:table-cell table:style-name="ACE-0" office:value-type="float" office:value="5.4800000000000004">
            <text:p>5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220">
            <text:p>1222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6.400000000000006">
            <text:p>−66.4</text:p>
          </table:table-cell>
          <table:table-cell table:style-name="ACE-0" office:value-type="float" office:value="5.4800000000000004">
            <text:p>5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327">
            <text:p>12327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370000000000005">
            <text:p>−67.37</text:p>
          </table:table-cell>
          <table:table-cell table:style-name="ACE-0" office:value-type="float" office:value="5.8200000000000003">
            <text:p>5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2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518">
            <text:p>12518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370000000000005">
            <text:p>−67.37</text:p>
          </table:table-cell>
          <table:table-cell table:style-name="ACE-0" office:value-type="float" office:value="5.8200000000000003">
            <text:p>5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0R-1W_48-5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346">
            <text:p>12346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Coral (Acropora (tab hya 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7.504999999999995">
            <text:p>−67.505</text:p>
          </table:table-cell>
          <table:table-cell table:style-name="ACE-0" office:value-type="float" office:value="5.8200000000000003">
            <text:p>5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0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393">
            <text:p>12393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625">
            <text:p>−67.625</text:p>
          </table:table-cell>
          <table:table-cell table:style-name="ACE-0" office:value-type="float" office:value="5.8200000000000003">
            <text:p>5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32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307">
            <text:p>12307</text:p>
          </table:table-cell>
          <table:table-cell table:style-name="ACE-0" office:value-type="float" office:value="236">
            <text:p>23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090000000000003">
            <text:p>−67.09</text:p>
          </table:table-cell>
          <table:table-cell table:style-name="ACE-0" office:value-type="float" office:value="5.8200000000000003">
            <text:p>5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556">
            <text:p>12556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8.734999999999999">
            <text:p>−68.735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570">
            <text:p>1257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Coral (Goni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476">
            <text:p>12476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Goni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537">
            <text:p>12537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Coral (Goni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2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627">
            <text:p>12627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 (Goni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9.170000000000002">
            <text:p>−69.17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087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330">
            <text:p>12330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 (Acr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8.579999999999998">
            <text:p>−68.58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1W_1-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3874">
            <text:p>1387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0.019999999999996">
            <text:p>−70.02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1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3025">
            <text:p>1302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444999999999993">
            <text:p>−70.445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32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912">
            <text:p>12912</text:p>
          </table:table-cell>
          <table:table-cell table:style-name="ACE-0" office:value-type="float" office:value="178">
            <text:p>178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715000000000003">
            <text:p>−70.715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3-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3092">
            <text:p>13092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0.629999999999995">
            <text:p>−70.63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7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831">
            <text:p>12831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0.674999999999997">
            <text:p>−70.675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1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825">
            <text:p>12825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674999999999997">
            <text:p>−70.675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08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015">
            <text:p>11015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 (Isopora or 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1.569999999999993">
            <text:p>−71.57</text:p>
          </table:table-cell>
          <table:table-cell table:style-name="ACE-0" office:value-type="float" office:value="11.32">
            <text:p>1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3R-2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200">
            <text:p>11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 (Stylophora pistillat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1.670000000000002">
            <text:p>−71.67</text:p>
          </table:table-cell>
          <table:table-cell table:style-name="ACE-0" office:value-type="float" office:value="11.32">
            <text:p>1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0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976">
            <text:p>10976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Coral (Isopora or 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1.670000000000002">
            <text:p>−71.67</text:p>
          </table:table-cell>
          <table:table-cell table:style-name="ACE-0" office:value-type="float" office:value="11.32">
            <text:p>1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09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3057">
            <text:p>13057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73.030000000000001">
            <text:p>−73.03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1.28">
            <text:p>1.2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0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165">
            <text:p>12165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8.805000000000007">
            <text:p>−88.805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2.8199999999999998">
            <text:p>2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3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206">
            <text:p>1220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8.844999999999999">
            <text:p>−88.845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2.8199999999999998">
            <text:p>2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0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480">
            <text:p>124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4.030000000000001">
            <text:p>−74.03</text:p>
          </table:table-cell>
          <table:table-cell table:style-name="ACE-0" office:value-type="float" office:value="84.579999999999998">
            <text:p>84.58</text:p>
          </table:table-cell>
          <table:table-cell table:style-name="ACE-0" office:value-type="float" office:value="2.5800000000000001">
            <text:p>2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1W_27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197">
            <text:p>13197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4.195000000000007">
            <text:p>−94.195</text:p>
          </table:table-cell>
          <table:table-cell table:style-name="ACE-0" office:value-type="float" office:value="22.579999999999998">
            <text:p>22.58</text:p>
          </table:table-cell>
          <table:table-cell table:style-name="ACE-0" office:value-type="float" office:value="2.5800000000000001">
            <text:p>2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2W_5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238">
            <text:p>13238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4.295000000000002">
            <text:p>−94.295</text:p>
          </table:table-cell>
          <table:table-cell table:style-name="ACE-0" office:value-type="float" office:value="22.579999999999998">
            <text:p>22.58</text:p>
          </table:table-cell>
          <table:table-cell table:style-name="ACE-0" office:value-type="float" office:value="2.5800000000000001">
            <text:p>2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88">
            <text:p>15088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10000000000001">
            <text:p>−103.1</text:p>
          </table:table-cell>
          <table:table-cell table:style-name="ACE-0" office:value-type="float" office:value="12.76">
            <text:p>12.76</text:p>
          </table:table-cell>
          <table:table-cell table:style-name="ACE-0" office:value-type="float" office:value="2.7599999999999998">
            <text:p>2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59">
            <text:p>1515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10000000000001">
            <text:p>−103.1</text:p>
          </table:table-cell>
          <table:table-cell table:style-name="ACE-0" office:value-type="float" office:value="12.76">
            <text:p>12.76</text:p>
          </table:table-cell>
          <table:table-cell table:style-name="ACE-0" office:value-type="float" office:value="2.7599999999999998">
            <text:p>2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0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993">
            <text:p>15993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23500000000001">
            <text:p>−106.235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1W_36-4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282">
            <text:p>15282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28500000000001">
            <text:p>−106.285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50">
            <text:p>1545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37">
            <text:p>−106.37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899">
            <text:p>15899</text:p>
          </table:table-cell>
          <table:table-cell table:style-name="ACE-0" office:value-type="float" office:value="179">
            <text:p>179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37">
            <text:p>−106.37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20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072">
            <text:p>24072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4.62">
            <text:p>−114.62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392">
            <text:p>22392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4.465">
            <text:p>−114.465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0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906">
            <text:p>25906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Coral (Pavona maldivens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7.55000000000001">
            <text:p>−117.55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853">
            <text:p>25853</text:p>
          </table:table-cell>
          <table:table-cell table:style-name="ACE-0" office:value-type="float" office:value="282">
            <text:p>282</text:p>
          </table:table-cell>
          <table:table-cell table:style-name="ACE-0" office:value-type="string">
            <text:p>Coral (Merulin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0.11500000000001">
            <text:p>−120.115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3R-1W_146-1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926">
            <text:p>25926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0.375">
            <text:p>−120.375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00">
            <text:p>24900</text:p>
          </table:table-cell>
          <table:table-cell table:style-name="ACE-0" office:value-type="float" office:value="332">
            <text:p>332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9.87">
            <text:p>−119.87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6R-1W_0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100">
            <text:p>25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(Cyphastre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7.91500000000001">
            <text:p>−127.91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0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137">
            <text:p>10137</text:p>
          </table:table-cell>
          <table:table-cell table:style-name="ACE-0" office:value-type="float" office:value="236">
            <text:p>236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325000000000003">
            <text:p>−70.325</text:p>
          </table:table-cell>
          <table:table-cell table:style-name="ACE-0" office:value-type="float" office:value="83.25">
            <text:p>83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0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1149">
            <text:p>11149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584999999999994">
            <text:p>−70.585</text:p>
          </table:table-cell>
          <table:table-cell table:style-name="ACE-0" office:value-type="float" office:value="83.549999999999997">
            <text:p>83.55</text:p>
          </table:table-cell>
          <table:table-cell table:style-name="ACE-0" office:value-type="float" office:value="1.55">
            <text:p>1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0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1465">
            <text:p>1146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61999999999999">
            <text:p>−70.62</text:p>
          </table:table-cell>
          <table:table-cell table:style-name="ACE-0" office:value-type="float" office:value="83.459999999999994">
            <text:p>83.46</text:p>
          </table:table-cell>
          <table:table-cell table:style-name="ACE-0" office:value-type="float" office:value="1.46">
            <text:p>1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0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1600">
            <text:p>116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61999999999999">
            <text:p>−70.62</text:p>
          </table:table-cell>
          <table:table-cell table:style-name="ACE-0" office:value-type="float" office:value="83.25">
            <text:p>83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78">
            <text:p>14678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5.359999999999999">
            <text:p>−95.36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1.46">
            <text:p>1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51">
            <text:p>14751</text:p>
          </table:table-cell>
          <table:table-cell table:style-name="ACE-0" office:value-type="float" office:value="356">
            <text:p>356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5.359999999999999">
            <text:p>−95.36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00">
            <text:p>149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5.670000000000002">
            <text:p>−95.67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6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210">
            <text:p>15210</text:p>
          </table:table-cell>
          <table:table-cell table:style-name="ACE-0" office:value-type="float" office:value="376">
            <text:p>376</text:p>
          </table:table-cell>
          <table:table-cell table:style-name="ACE-0" office:value-type="string">
            <text:p>Coral (Acroporidae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5.670000000000002">
            <text:p>−95.67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557">
            <text:p>15557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795">
            <text:p>−102.795</text:p>
          </table:table-cell>
          <table:table-cell table:style-name="ACE-0" office:value-type="float" office:value="11.550000000000001">
            <text:p>11.55</text:p>
          </table:table-cell>
          <table:table-cell table:style-name="ACE-0" office:value-type="float" office:value="1.55">
            <text:p>1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0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873">
            <text:p>15873</text:p>
          </table:table-cell>
          <table:table-cell table:style-name="ACE-0" office:value-type="float" office:value="304">
            <text:p>304</text:p>
          </table:table-cell>
          <table:table-cell table:style-name="ACE-0" office:value-type="string">
            <text:p>Coral (Monti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92">
            <text:p>−102.92</text:p>
          </table:table-cell>
          <table:table-cell table:style-name="ACE-0" office:value-type="float" office:value="11.550000000000001">
            <text:p>11.55</text:p>
          </table:table-cell>
          <table:table-cell table:style-name="ACE-0" office:value-type="float" office:value="1.55">
            <text:p>1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66">
            <text:p>15666</text:p>
          </table:table-cell>
          <table:table-cell table:style-name="ACE-0" office:value-type="float" office:value="238">
            <text:p>238</text:p>
          </table:table-cell>
          <table:table-cell table:style-name="ACE-0" office:value-type="string">
            <text:p>Coral (Stylophora pistillat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955">
            <text:p>−102.955</text:p>
          </table:table-cell>
          <table:table-cell table:style-name="ACE-0" office:value-type="float" office:value="11.550000000000001">
            <text:p>11.55</text:p>
          </table:table-cell>
          <table:table-cell table:style-name="ACE-0" office:value-type="float" office:value="1.55">
            <text:p>1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220">
            <text:p>152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955">
            <text:p>−102.955</text:p>
          </table:table-cell>
          <table:table-cell table:style-name="ACE-0" office:value-type="float" office:value="11.550000000000001">
            <text:p>11.55</text:p>
          </table:table-cell>
          <table:table-cell table:style-name="ACE-0" office:value-type="float" office:value="1.55">
            <text:p>1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905">
            <text:p>1590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73">
            <text:p>−104.73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75">
            <text:p>1567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985">
            <text:p>−104.985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29">
            <text:p>1532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13">
            <text:p>−105.13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60">
            <text:p>1546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13">
            <text:p>−105.13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84">
            <text:p>15484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13">
            <text:p>−105.13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11">
            <text:p>15611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13">
            <text:p>−105.13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572">
            <text:p>15572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25">
            <text:p>−105.25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77">
            <text:p>15477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25">
            <text:p>−105.25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6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869">
            <text:p>22869</text:p>
          </table:table-cell>
          <table:table-cell table:style-name="ACE-0" office:value-type="float" office:value="388">
            <text:p>388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33">
            <text:p>−105.33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843">
            <text:p>22843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33">
            <text:p>−105.33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1.25">
            <text:p>1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904">
            <text:p>22904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735">
            <text:p>−106.735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856">
            <text:p>22856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735">
            <text:p>−106.735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891">
            <text:p>22891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8">
            <text:p>−106.8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307">
            <text:p>22307</text:p>
          </table:table-cell>
          <table:table-cell table:style-name="ACE-0" office:value-type="float" office:value="332">
            <text:p>332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69">
            <text:p>−106.69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1W_18-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487">
            <text:p>23487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94999999999999">
            <text:p>−107.9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000">
            <text:p>2400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11499999999999">
            <text:p>−108.1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CCW_9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100">
            <text:p>22100</text:p>
          </table:table-cell>
          <table:table-cell table:style-name="ACE-0" office:value-type="float" office:value="109">
            <text:p>109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255">
            <text:p>−108.25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125">
            <text:p>23125</text:p>
          </table:table-cell>
          <table:table-cell table:style-name="ACE-0" office:value-type="float" office:value="275">
            <text:p>27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28999999999999">
            <text:p>−108.29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1.46">
            <text:p>1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11">
            <text:p>24911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81999999999999">
            <text:p>−108.82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1.46">
            <text:p>1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558">
            <text:p>23558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 (Pocillopor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15000000000001">
            <text:p>−110.1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2R-CC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096">
            <text:p>22096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25">
            <text:p>−110.2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21">
            <text:p>24921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Coral (Merulinidae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235">
            <text:p>−112.235</text:p>
          </table:table-cell>
          <table:table-cell table:style-name="ACE-0" office:value-type="float" office:value="31.59">
            <text:p>31.59</text:p>
          </table:table-cell>
          <table:table-cell table:style-name="ACE-0" office:value-type="float" office:value="1.5900000000000001">
            <text:p>1.5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CCW_9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408">
            <text:p>25408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Coral (Hydnoph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495">
            <text:p>−112.495</text:p>
          </table:table-cell>
          <table:table-cell table:style-name="ACE-0" office:value-type="float" office:value="31.59">
            <text:p>31.59</text:p>
          </table:table-cell>
          <table:table-cell table:style-name="ACE-0" office:value-type="float" office:value="1.5900000000000001">
            <text:p>1.5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1W_4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502">
            <text:p>2550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155">
            <text:p>−114.155</text:p>
          </table:table-cell>
          <table:table-cell table:style-name="ACE-0" office:value-type="float" office:value="31.690000000000001">
            <text:p>31.69</text:p>
          </table:table-cell>
          <table:table-cell table:style-name="ACE-0" office:value-type="float" office:value="1.6899999999999999">
            <text:p>1.6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CCW_8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382">
            <text:p>25382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Coral (Hydnoph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34999999999999">
            <text:p>−114.35</text:p>
          </table:table-cell>
          <table:table-cell table:style-name="ACE-0" office:value-type="float" office:value="31.690000000000001">
            <text:p>31.69</text:p>
          </table:table-cell>
          <table:table-cell table:style-name="ACE-0" office:value-type="float" office:value="1.6899999999999999">
            <text:p>1.6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6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7349">
            <text:p>27349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7.235">
            <text:p>−117.235</text:p>
          </table:table-cell>
          <table:table-cell table:style-name="ACE-0" office:value-type="float" office:value="1.73">
            <text:p>1.73</text:p>
          </table:table-cell>
          <table:table-cell table:style-name="ACE-0" office:value-type="float" office:value="1.73">
            <text:p>1.7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8R-2W_8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61100">
            <text:p>611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oral (Merulinidae (Dipsastrea?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1.22999999999999">
            <text:p>−121.23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44604">
            <text:p>44604</text:p>
          </table:table-cell>
          <table:table-cell table:style-name="ACE-0" office:value-type="float" office:value="1111">
            <text:p>1111</text:p>
          </table:table-cell>
          <table:table-cell table:style-name="ACE-0" office:value-type="string">
            <text:p>Coral (Dipsastre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1.215">
            <text:p>−121.21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9R-1W_3-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61504">
            <text:p>61504</text:p>
          </table:table-cell>
          <table:table-cell table:style-name="ACE-0" office:value-type="float" office:value="369">
            <text:p>369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3.13999999999999">
            <text:p>−123.14</text:p>
          </table:table-cell>
          <table:table-cell table:style-name="ACE-0" office:value-type="float" office:value="1.79">
            <text:p>1.79</text:p>
          </table:table-cell>
          <table:table-cell table:style-name="ACE-0" office:value-type="float" office:value="1.79">
            <text:p>1.7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1889">
            <text:p>11889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2.159999999999997">
            <text:p>−72.16</text:p>
          </table:table-cell>
          <table:table-cell table:style-name="ACE-0" office:value-type="float" office:value="41.130000000000003">
            <text:p>4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601">
            <text:p>10601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2.060000000000002">
            <text:p>−72.06</text:p>
          </table:table-cell>
          <table:table-cell table:style-name="ACE-0" office:value-type="float" office:value="41.130000000000003">
            <text:p>4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3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64">
            <text:p>13064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93.784999999999997">
            <text:p>−93.785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176">
            <text:p>13176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93.784999999999997">
            <text:p>−93.785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655">
            <text:p>13655</text:p>
          </table:table-cell>
          <table:table-cell table:style-name="ACE-0" office:value-type="float" office:value="159">
            <text:p>15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95.245000000000005">
            <text:p>−95.245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508">
            <text:p>13508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95.290000000000006">
            <text:p>−95.29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955">
            <text:p>1395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3R-CCW_0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31">
            <text:p>14031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95.364999999999995">
            <text:p>−95.365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33">
            <text:p>14633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Coral (Mille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3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52">
            <text:p>14052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629999999999995">
            <text:p>−96.63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16">
            <text:p>14016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Coralline <text:s/>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629999999999995">
            <text:p>−96.63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4R-1W_12-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69">
            <text:p>1436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(Porites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6.650000000000006">
            <text:p>−96.65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3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275">
            <text:p>14275</text:p>
          </table:table-cell>
          <table:table-cell table:style-name="ACE-0" office:value-type="float" office:value="248">
            <text:p>24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724999999999994">
            <text:p>−96.725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07">
            <text:p>15007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849999999999994">
            <text:p>−96.85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74">
            <text:p>14974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849999999999994">
            <text:p>−96.85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52">
            <text:p>15052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105000000000004">
            <text:p>−99.105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74">
            <text:p>14374</text:p>
          </table:table-cell>
          <table:table-cell table:style-name="ACE-0" office:value-type="float" office:value="272">
            <text:p>272</text:p>
          </table:table-cell>
          <table:table-cell table:style-name="ACE-0" office:value-type="string">
            <text:p>Coral (Acropora gr. hu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170000000000002">
            <text:p>−99.1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116-1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56">
            <text:p>1495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(Acropora (humil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9.185000000000002">
            <text:p>−99.185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0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78">
            <text:p>14778</text:p>
          </table:table-cell>
          <table:table-cell table:style-name="ACE-0" office:value-type="float" office:value="402">
            <text:p>40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8.275000000000006">
            <text:p>−98.275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63">
            <text:p>14963</text:p>
          </table:table-cell>
          <table:table-cell table:style-name="ACE-0" office:value-type="float" office:value="231">
            <text:p>231</text:p>
          </table:table-cell>
          <table:table-cell table:style-name="ACE-0" office:value-type="string">
            <text:p>Coralline algae?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8.379999999999995">
            <text:p>−98.38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91">
            <text:p>14691</text:p>
          </table:table-cell>
          <table:table-cell table:style-name="ACE-0" office:value-type="float" office:value="391">
            <text:p>39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8.579999999999998">
            <text:p>−98.58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68-7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24">
            <text:p>150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8.709999999999994">
            <text:p>−98.71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0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26">
            <text:p>14726</text:p>
          </table:table-cell>
          <table:table-cell table:style-name="ACE-0" office:value-type="float" office:value="342">
            <text:p>34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8.819999999999993">
            <text:p>−98.82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88-9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95">
            <text:p>1499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(Acropora (humil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8.924999999999997">
            <text:p>−98.925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273">
            <text:p>15273</text:p>
          </table:table-cell>
          <table:table-cell table:style-name="ACE-0" office:value-type="float" office:value="241">
            <text:p>241</text:p>
          </table:table-cell>
          <table:table-cell table:style-name="ACE-0" office:value-type="string">
            <text:p>Coral (Acropora gr. hu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019999999999996">
            <text:p>−99.02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0.070000000000000007">
            <text:p>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35">
            <text:p>14335</text:p>
          </table:table-cell>
          <table:table-cell table:style-name="ACE-0" office:value-type="float" office:value="274">
            <text:p>27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52500000000001">
            <text:p>−100.525</text:p>
          </table:table-cell>
          <table:table-cell table:style-name="ACE-0" office:value-type="float" office:value="5.8600000000000003">
            <text:p>5.86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3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73">
            <text:p>14673</text:p>
          </table:table-cell>
          <table:table-cell table:style-name="ACE-0" office:value-type="float" office:value="459">
            <text:p>45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52500000000001">
            <text:p>−100.525</text:p>
          </table:table-cell>
          <table:table-cell table:style-name="ACE-0" office:value-type="float" office:value="5.8600000000000003">
            <text:p>5.86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57">
            <text:p>15357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Coral (Acroporidae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7">
            <text:p>−100.7</text:p>
          </table:table-cell>
          <table:table-cell table:style-name="ACE-0" office:value-type="float" office:value="5.8600000000000003">
            <text:p>5.86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84999999999999">
            <text:p>−100.85</text:p>
          </table:table-cell>
          <table:table-cell table:style-name="ACE-0" office:value-type="float" office:value="5.8600000000000003">
            <text:p>5.86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2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528">
            <text:p>15528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84999999999999">
            <text:p>−100.85</text:p>
          </table:table-cell>
          <table:table-cell table:style-name="ACE-0" office:value-type="float" office:value="5.8600000000000003">
            <text:p>5.86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7R-CCW_2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49">
            <text:p>15049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90000000000001">
            <text:p>−100.9</text:p>
          </table:table-cell>
          <table:table-cell table:style-name="ACE-0" office:value-type="float" office:value="5.8600000000000003">
            <text:p>5.86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3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09">
            <text:p>14609</text:p>
          </table:table-cell>
          <table:table-cell table:style-name="ACE-0" office:value-type="float" office:value="358">
            <text:p>35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84999999999999">
            <text:p>−101.85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8R-1W_13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21">
            <text:p>14921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95">
            <text:p>−101.95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9R-1W_10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7">
            <text:p>15167</text:p>
          </table:table-cell>
          <table:table-cell table:style-name="ACE-0" office:value-type="float" office:value="97">
            <text:p>9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1.1799999999999999">
            <text:p>1.1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3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20">
            <text:p>16120</text:p>
          </table:table-cell>
          <table:table-cell table:style-name="ACE-0" office:value-type="float" office:value="189">
            <text:p>189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91">
            <text:p>−104.91</text:p>
          </table:table-cell>
          <table:table-cell table:style-name="ACE-0" office:value-type="float" office:value="5.8200000000000003">
            <text:p>5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16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48">
            <text:p>15448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995">
            <text:p>−104.995</text:p>
          </table:table-cell>
          <table:table-cell table:style-name="ACE-0" office:value-type="float" office:value="10.82">
            <text:p>10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993">
            <text:p>15993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">
            <text:p>−105</text:p>
          </table:table-cell>
          <table:table-cell table:style-name="ACE-0" office:value-type="float" office:value="10.82">
            <text:p>10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41-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31">
            <text:p>15331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25">
            <text:p>−105.25</text:p>
          </table:table-cell>
          <table:table-cell table:style-name="ACE-0" office:value-type="float" office:value="10.82">
            <text:p>10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815">
            <text:p>15815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Bryozoan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435">
            <text:p>−106.435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388">
            <text:p>16388</text:p>
          </table:table-cell>
          <table:table-cell table:style-name="ACE-0" office:value-type="float" office:value="237">
            <text:p>23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48999999999999">
            <text:p>−106.49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3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050">
            <text:p>1605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48999999999999">
            <text:p>−106.49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31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204">
            <text:p>16204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48999999999999">
            <text:p>−106.49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3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325">
            <text:p>16325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48999999999999">
            <text:p>−106.49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459">
            <text:p>22459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Coral (Seriat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62">
            <text:p>−106.62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106">
            <text:p>23106</text:p>
          </table:table-cell>
          <table:table-cell table:style-name="ACE-0" office:value-type="float" office:value="347">
            <text:p>347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7">
            <text:p>−106.7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0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691">
            <text:p>22691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7">
            <text:p>−106.7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3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041">
            <text:p>23041</text:p>
          </table:table-cell>
          <table:table-cell table:style-name="ACE-0" office:value-type="float" office:value="281">
            <text:p>28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7">
            <text:p>−106.7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3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111">
            <text:p>22111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83">
            <text:p>−106.83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0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090">
            <text:p>23090</text:p>
          </table:table-cell>
          <table:table-cell table:style-name="ACE-0" office:value-type="float" office:value="273">
            <text:p>27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005">
            <text:p>−108.005</text:p>
          </table:table-cell>
          <table:table-cell table:style-name="ACE-0" office:value-type="float" office:value="10.19">
            <text:p>1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1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576">
            <text:p>23576</text:p>
          </table:table-cell>
          <table:table-cell table:style-name="ACE-0" office:value-type="float" office:value="259">
            <text:p>259</text:p>
          </table:table-cell>
          <table:table-cell table:style-name="ACE-0" office:value-type="string">
            <text:p>Coral (Coscinarea colum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095">
            <text:p>−108.095</text:p>
          </table:table-cell>
          <table:table-cell table:style-name="ACE-0" office:value-type="float" office:value="10.19">
            <text:p>1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616">
            <text:p>23616</text:p>
          </table:table-cell>
          <table:table-cell table:style-name="ACE-0" office:value-type="float" office:value="253">
            <text:p>253</text:p>
          </table:table-cell>
          <table:table-cell table:style-name="ACE-0" office:value-type="string">
            <text:p>Coral (Coscinarea colum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15000000000001">
            <text:p>−108.15</text:p>
          </table:table-cell>
          <table:table-cell table:style-name="ACE-0" office:value-type="float" office:value="10.19">
            <text:p>1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0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170">
            <text:p>23170</text:p>
          </table:table-cell>
          <table:table-cell table:style-name="ACE-0" office:value-type="float" office:value="248">
            <text:p>24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895">
            <text:p>−107.895</text:p>
          </table:table-cell>
          <table:table-cell table:style-name="ACE-0" office:value-type="float" office:value="10.19">
            <text:p>1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818">
            <text:p>22818</text:p>
          </table:table-cell>
          <table:table-cell table:style-name="ACE-0" office:value-type="float" office:value="229">
            <text:p>22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02500000000001">
            <text:p>−109.025</text:p>
          </table:table-cell>
          <table:table-cell table:style-name="ACE-0" office:value-type="float" office:value="10.67">
            <text:p>1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140">
            <text:p>23140</text:p>
          </table:table-cell>
          <table:table-cell table:style-name="ACE-0" office:value-type="float" office:value="263">
            <text:p>26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02500000000001">
            <text:p>−109.025</text:p>
          </table:table-cell>
          <table:table-cell table:style-name="ACE-0" office:value-type="float" office:value="10.67">
            <text:p>1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0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623">
            <text:p>23623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46000000000001">
            <text:p>−109.46</text:p>
          </table:table-cell>
          <table:table-cell table:style-name="ACE-0" office:value-type="float" office:value="10.67">
            <text:p>1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309">
            <text:p>24309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Coral (Dipsastrea gr. palli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46000000000001">
            <text:p>−109.46</text:p>
          </table:table-cell>
          <table:table-cell table:style-name="ACE-0" office:value-type="float" office:value="10.67">
            <text:p>1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4R-1W_0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733">
            <text:p>23733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(Acropora (tabular grp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59999999999999">
            <text:p>−110.6</text:p>
          </table:table-cell>
          <table:table-cell table:style-name="ACE-0" office:value-type="float" office:value="30.989999999999998">
            <text:p>30.99</text:p>
          </table:table-cell>
          <table:table-cell table:style-name="ACE-0" office:value-type="float" office:value="0.98999999999999999">
            <text:p>0.9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1W_50-5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691">
            <text:p>24691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 (Cyphastre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31999999999999">
            <text:p>−112.32</text:p>
          </table:table-cell>
          <table:table-cell table:style-name="ACE-0" office:value-type="float" office:value="30.34">
            <text:p>30.34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08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157">
            <text:p>24157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Coral (Acroporidae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87">
            <text:p>−111.87</text:p>
          </table:table-cell>
          <table:table-cell table:style-name="ACE-0" office:value-type="float" office:value="30.34">
            <text:p>30.34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2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7200">
            <text:p>272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41">
            <text:p>−112.41</text:p>
          </table:table-cell>
          <table:table-cell table:style-name="ACE-0" office:value-type="float" office:value="30.34">
            <text:p>30.34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09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158">
            <text:p>25158</text:p>
          </table:table-cell>
          <table:table-cell table:style-name="ACE-0" office:value-type="float" office:value="432">
            <text:p>432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41">
            <text:p>−112.41</text:p>
          </table:table-cell>
          <table:table-cell table:style-name="ACE-0" office:value-type="float" office:value="30.34">
            <text:p>30.34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49">
            <text:p>24949</text:p>
          </table:table-cell>
          <table:table-cell table:style-name="ACE-0" office:value-type="float" office:value="464">
            <text:p>464</text:p>
          </table:table-cell>
          <table:table-cell table:style-name="ACE-0" office:value-type="string">
            <text:p>Coral (Dipsastre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97499999999999">
            <text:p>−112.975</text:p>
          </table:table-cell>
          <table:table-cell table:style-name="ACE-0" office:value-type="float" office:value="30.52">
            <text:p>3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23-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80">
            <text:p>24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 (Dipsastre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05">
            <text:p>−113.05</text:p>
          </table:table-cell>
          <table:table-cell table:style-name="ACE-0" office:value-type="float" office:value="30.52">
            <text:p>3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0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548">
            <text:p>25548</text:p>
          </table:table-cell>
          <table:table-cell table:style-name="ACE-0" office:value-type="float" office:value="313">
            <text:p>313</text:p>
          </table:table-cell>
          <table:table-cell table:style-name="ACE-0" office:value-type="string">
            <text:p>Coral (Hydno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08500000000001">
            <text:p>−113.085</text:p>
          </table:table-cell>
          <table:table-cell table:style-name="ACE-0" office:value-type="float" office:value="30.52">
            <text:p>3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277">
            <text:p>25277</text:p>
          </table:table-cell>
          <table:table-cell table:style-name="ACE-0" office:value-type="float" office:value="293">
            <text:p>293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22499999999999">
            <text:p>−113.225</text:p>
          </table:table-cell>
          <table:table-cell table:style-name="ACE-0" office:value-type="float" office:value="30.52">
            <text:p>3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55-6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38">
            <text:p>25038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375">
            <text:p>−113.375</text:p>
          </table:table-cell>
          <table:table-cell table:style-name="ACE-0" office:value-type="float" office:value="30.52">
            <text:p>3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82-8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62">
            <text:p>25062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Coral (Merulinidae (Goniastrea?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63500000000001">
            <text:p>−113.635</text:p>
          </table:table-cell>
          <table:table-cell table:style-name="ACE-0" office:value-type="float" office:value="30.52">
            <text:p>3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8R-1W_23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455">
            <text:p>25455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565">
            <text:p>−114.565</text:p>
          </table:table-cell>
          <table:table-cell table:style-name="ACE-0" office:value-type="float" office:value="30.949999999999999">
            <text:p>3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395">
            <text:p>25395</text:p>
          </table:table-cell>
          <table:table-cell table:style-name="ACE-0" office:value-type="float" office:value="263">
            <text:p>263</text:p>
          </table:table-cell>
          <table:table-cell table:style-name="ACE-0" office:value-type="string">
            <text:p>Coralline algae?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41499999999999">
            <text:p>−114.415</text:p>
          </table:table-cell>
          <table:table-cell table:style-name="ACE-0" office:value-type="float" office:value="30.949999999999999">
            <text:p>3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09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363">
            <text:p>363</text:p>
          </table:table-cell>
          <table:table-cell table:style-name="ACE-0" office:value-type="string">
            <text:p>Coral (Porites or Mont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5.920000000000002">
            <text:p>−95.92</text:p>
          </table:table-cell>
          <table:table-cell table:style-name="ACE-0" office:value-type="float" office:value="83.109999999999999">
            <text:p>83.11</text:p>
          </table:table-cell>
          <table:table-cell table:style-name="ACE-0" office:value-type="float" office:value="1.1100000000000001">
            <text:p>1.1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22R-1W_24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6547">
            <text:p>26547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0.55">
            <text:p>−120.55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0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48174">
            <text:p>4817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2.095">
            <text:p>−122.095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3R-1W_35-3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00">
            <text:p>1510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05.66499999999999">
            <text:p>−105.665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00">
            <text:p>149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5.72999999999999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0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87">
            <text:p>14687</text:p>
          </table:table-cell>
          <table:table-cell table:style-name="ACE-0" office:value-type="float" office:value="359">
            <text:p>359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5.72">
            <text:p>−105.72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2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95">
            <text:p>14695</text:p>
          </table:table-cell>
          <table:table-cell table:style-name="ACE-0" office:value-type="float" office:value="356">
            <text:p>35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5.72999999999999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39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23">
            <text:p>15023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09.08999999999999">
            <text:p>−109.09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56-6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65">
            <text:p>1436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09.25999999999999">
            <text:p>−109.26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602">
            <text:p>13602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Coral (Isopora/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08.75">
            <text:p>−108.75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2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78">
            <text:p>15478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9.565">
            <text:p>−109.565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6R-1W_24-2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4">
            <text:p>15164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44499999999999">
            <text:p>−110.445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3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1660">
            <text:p>1166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Coral (Leptoseris cf. explanat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8">
            <text:p>−111.8</text:p>
          </table:table-cell>
          <table:table-cell table:style-name="ACE-0" office:value-type="float" office:value="11.08">
            <text:p>11.08</text:p>
          </table:table-cell>
          <table:table-cell table:style-name="ACE-0" office:value-type="float" office:value="1.0800000000000001">
            <text:p>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0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917">
            <text:p>16917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94999999999999">
            <text:p>−111.95</text:p>
          </table:table-cell>
          <table:table-cell table:style-name="ACE-0" office:value-type="float" office:value="11.08">
            <text:p>11.08</text:p>
          </table:table-cell>
          <table:table-cell table:style-name="ACE-0" office:value-type="float" office:value="1.0800000000000001">
            <text:p>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2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1653">
            <text:p>11653</text:p>
          </table:table-cell>
          <table:table-cell table:style-name="ACE-0" office:value-type="float" office:value="279">
            <text:p>279</text:p>
          </table:table-cell>
          <table:table-cell table:style-name="ACE-0" office:value-type="string">
            <text:p>Coral (Leptoseris explanat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72499999999999">
            <text:p>−111.725</text:p>
          </table:table-cell>
          <table:table-cell table:style-name="ACE-0" office:value-type="float" office:value="11.08">
            <text:p>11.08</text:p>
          </table:table-cell>
          <table:table-cell table:style-name="ACE-0" office:value-type="float" office:value="1.0800000000000001">
            <text:p>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95">
            <text:p>1709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345">
            <text:p>−113.345</text:p>
          </table:table-cell>
          <table:table-cell table:style-name="ACE-0" office:value-type="float" office:value="10.460000000000001">
            <text:p>1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08">
            <text:p>17408</text:p>
          </table:table-cell>
          <table:table-cell table:style-name="ACE-0" office:value-type="float" office:value="302">
            <text:p>302</text:p>
          </table:table-cell>
          <table:table-cell table:style-name="ACE-0" office:value-type="string">
            <text:p>Coralline algae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56">
            <text:p>−113.56</text:p>
          </table:table-cell>
          <table:table-cell table:style-name="ACE-0" office:value-type="float" office:value="10.460000000000001">
            <text:p>1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181">
            <text:p>17181</text:p>
          </table:table-cell>
          <table:table-cell table:style-name="ACE-0" office:value-type="float" office:value="327">
            <text:p>327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77499999999999">
            <text:p>−113.775</text:p>
          </table:table-cell>
          <table:table-cell table:style-name="ACE-0" office:value-type="float" office:value="10.460000000000001">
            <text:p>1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3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48">
            <text:p>17248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77499999999999">
            <text:p>−113.775</text:p>
          </table:table-cell>
          <table:table-cell table:style-name="ACE-0" office:value-type="float" office:value="10.460000000000001">
            <text:p>1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line algae (aA4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035">
            <text:p>−114.035</text:p>
          </table:table-cell>
          <table:table-cell table:style-name="ACE-0" office:value-type="float" office:value="10.460000000000001">
            <text:p>1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0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159">
            <text:p>17159</text:p>
          </table:table-cell>
          <table:table-cell table:style-name="ACE-0" office:value-type="float" office:value="228">
            <text:p>22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13499999999999">
            <text:p>−114.135</text:p>
          </table:table-cell>
          <table:table-cell table:style-name="ACE-0" office:value-type="float" office:value="10.460000000000001">
            <text:p>1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2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73">
            <text:p>17273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Coralline algae?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03999999999999">
            <text:p>−115.04</text:p>
          </table:table-cell>
          <table:table-cell table:style-name="ACE-0" office:value-type="float" office:value="10.48">
            <text:p>1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50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30">
            <text:p>1723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Coralline algae?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03999999999999">
            <text:p>−115.04</text:p>
          </table:table-cell>
          <table:table-cell table:style-name="ACE-0" office:value-type="float" office:value="10.48">
            <text:p>1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513">
            <text:p>17513</text:p>
          </table:table-cell>
          <table:table-cell table:style-name="ACE-0" office:value-type="float" office:value="214">
            <text:p>21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875">
            <text:p>−115.875</text:p>
          </table:table-cell>
          <table:table-cell table:style-name="ACE-0" office:value-type="float" office:value="10.58">
            <text:p>1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582">
            <text:p>17582</text:p>
          </table:table-cell>
          <table:table-cell table:style-name="ACE-0" office:value-type="float" office:value="209">
            <text:p>20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955">
            <text:p>−115.955</text:p>
          </table:table-cell>
          <table:table-cell table:style-name="ACE-0" office:value-type="float" office:value="10.58">
            <text:p>1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0R-1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906">
            <text:p>1790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2999999999999">
            <text:p>−115.73</text:p>
          </table:table-cell>
          <table:table-cell table:style-name="ACE-0" office:value-type="float" office:value="10.58">
            <text:p>1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88">
            <text:p>17288</text:p>
          </table:table-cell>
          <table:table-cell table:style-name="ACE-0" office:value-type="float" office:value="292">
            <text:p>292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38">
            <text:p>−116.38</text:p>
          </table:table-cell>
          <table:table-cell table:style-name="ACE-0" office:value-type="float" office:value="10.58">
            <text:p>1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15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906">
            <text:p>17906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Coral (Monti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345">
            <text:p>−117.345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942">
            <text:p>17942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46499999999999">
            <text:p>−117.465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32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34">
            <text:p>17434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505">
            <text:p>−117.505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3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667">
            <text:p>17667</text:p>
          </table:table-cell>
          <table:table-cell table:style-name="ACE-0" office:value-type="float" office:value="256">
            <text:p>256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53">
            <text:p>−117.53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924">
            <text:p>17924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Coral (Acropora gr. hu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61999999999999">
            <text:p>−117.62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40-4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619">
            <text:p>17619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(Acropora (humil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61999999999999">
            <text:p>−117.62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CC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95">
            <text:p>1749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(Acr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69499999999999">
            <text:p>−117.695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2R-1W_62-6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624">
            <text:p>176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31">
            <text:p>−119.31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250">
            <text:p>182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42999999999999">
            <text:p>−119.43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73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607">
            <text:p>18607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Coral (Isopora? Monti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42999999999999">
            <text:p>−119.43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271">
            <text:p>18271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42999999999999">
            <text:p>−119.43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3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377">
            <text:p>17377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00999999999999">
            <text:p>−120.01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1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041">
            <text:p>19041</text:p>
          </table:table-cell>
          <table:table-cell table:style-name="ACE-0" office:value-type="float" office:value="173">
            <text:p>17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25">
            <text:p>−121.25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494">
            <text:p>18494</text:p>
          </table:table-cell>
          <table:table-cell table:style-name="ACE-0" office:value-type="float" office:value="232">
            <text:p>232</text:p>
          </table:table-cell>
          <table:table-cell table:style-name="ACE-0" office:value-type="string">
            <text:p>Coral (Stylophora pisti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33499999999999">
            <text:p>−121.335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083">
            <text:p>19083</text:p>
          </table:table-cell>
          <table:table-cell table:style-name="ACE-0" office:value-type="float" office:value="173">
            <text:p>173</text:p>
          </table:table-cell>
          <table:table-cell table:style-name="ACE-0" office:value-type="string">
            <text:p>Coral (Stylophora pisti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345">
            <text:p>−121.345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4R-1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368">
            <text:p>18368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03">
            <text:p>−121.03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65">
            <text:p>18965</text:p>
          </table:table-cell>
          <table:table-cell table:style-name="ACE-0" office:value-type="float" office:value="157">
            <text:p>15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10.99">
            <text:p>10.99</text:p>
          </table:table-cell>
          <table:table-cell table:style-name="ACE-0" office:value-type="float" office:value="0.98999999999999999">
            <text:p>0.9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869">
            <text:p>19869</text:p>
          </table:table-cell>
          <table:table-cell table:style-name="ACE-0" office:value-type="float" office:value="346">
            <text:p>346</text:p>
          </table:table-cell>
          <table:table-cell table:style-name="ACE-0" office:value-type="string">
            <text:p>Coral (Dipsastrea gr. palli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145">
            <text:p>−124.145</text:p>
          </table:table-cell>
          <table:table-cell table:style-name="ACE-0" office:value-type="float" office:value="11.08">
            <text:p>11.08</text:p>
          </table:table-cell>
          <table:table-cell table:style-name="ACE-0" office:value-type="float" office:value="1.0800000000000001">
            <text:p>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6R-2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704">
            <text:p>19704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05">
            <text:p>−124.05</text:p>
          </table:table-cell>
          <table:table-cell table:style-name="ACE-0" office:value-type="float" office:value="11.08">
            <text:p>11.08</text:p>
          </table:table-cell>
          <table:table-cell table:style-name="ACE-0" office:value-type="float" office:value="1.0800000000000001">
            <text:p>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0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246">
            <text:p>20246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5.50999999999999">
            <text:p>−125.51</text:p>
          </table:table-cell>
          <table:table-cell table:style-name="ACE-0" office:value-type="float" office:value="10.99">
            <text:p>10.99</text:p>
          </table:table-cell>
          <table:table-cell table:style-name="ACE-0" office:value-type="float" office:value="0.98999999999999999">
            <text:p>0.9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3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058">
            <text:p>20058</text:p>
          </table:table-cell>
          <table:table-cell table:style-name="ACE-0" office:value-type="float" office:value="315">
            <text:p>31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5.71499999999999">
            <text:p>−125.715</text:p>
          </table:table-cell>
          <table:table-cell table:style-name="ACE-0" office:value-type="float" office:value="10.99">
            <text:p>10.99</text:p>
          </table:table-cell>
          <table:table-cell table:style-name="ACE-0" office:value-type="float" office:value="0.98999999999999999">
            <text:p>0.9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033">
            <text:p>20033</text:p>
          </table:table-cell>
          <table:table-cell table:style-name="ACE-0" office:value-type="float" office:value="335">
            <text:p>335</text:p>
          </table:table-cell>
          <table:table-cell table:style-name="ACE-0" office:value-type="string">
            <text:p>Coral (Tub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5.58">
            <text:p>−125.58</text:p>
          </table:table-cell>
          <table:table-cell table:style-name="ACE-0" office:value-type="float" office:value="10.99">
            <text:p>10.99</text:p>
          </table:table-cell>
          <table:table-cell table:style-name="ACE-0" office:value-type="float" office:value="0.98999999999999999">
            <text:p>0.9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427">
            <text:p>20427</text:p>
          </table:table-cell>
          <table:table-cell table:style-name="ACE-0" office:value-type="float" office:value="431">
            <text:p>43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10499999999999">
            <text:p>−127.105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14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318">
            <text:p>20318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14999999999999">
            <text:p>−127.15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21-2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175">
            <text:p>20175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Coral (Acropora (hyacinthus grp.?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21499999999999">
            <text:p>−127.215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20R-2W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00">
            <text:p>213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(Cyphastrea microphtalm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60999999999999">
            <text:p>−109.61</text:p>
          </table:table-cell>
          <table:table-cell table:style-name="ACE-0" office:value-type="float" office:value="83.060000000000002">
            <text:p>83.06</text:p>
          </table:table-cell>
          <table:table-cell table:style-name="ACE-0" office:value-type="float" office:value="1.0600000000000001">
            <text:p>1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760">
            <text:p>21760</text:p>
          </table:table-cell>
          <table:table-cell table:style-name="ACE-0" office:value-type="float" office:value="385">
            <text:p>385</text:p>
          </table:table-cell>
          <table:table-cell table:style-name="ACE-0" office:value-type="string">
            <text:p>Coral (Cyphastrea microphtalm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60999999999999">
            <text:p>−109.61</text:p>
          </table:table-cell>
          <table:table-cell table:style-name="ACE-0" office:value-type="float" office:value="83.060000000000002">
            <text:p>83.06</text:p>
          </table:table-cell>
          <table:table-cell table:style-name="ACE-0" office:value-type="float" office:value="1.0600000000000001">
            <text:p>1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37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770">
            <text:p>21770</text:p>
          </table:table-cell>
          <table:table-cell table:style-name="ACE-0" office:value-type="float" office:value="335">
            <text:p>335</text:p>
          </table:table-cell>
          <table:table-cell table:style-name="ACE-0" office:value-type="string">
            <text:p>Coral (Cyphastrea microphtalm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60999999999999">
            <text:p>−109.61</text:p>
          </table:table-cell>
          <table:table-cell table:style-name="ACE-0" office:value-type="float" office:value="83.060000000000002">
            <text:p>83.06</text:p>
          </table:table-cell>
          <table:table-cell table:style-name="ACE-0" office:value-type="float" office:value="1.0600000000000001">
            <text:p>1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0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31315">
            <text:p>3131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33.29999999999998">
            <text:p>−133.3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332">
            <text:p>13332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5.125">
            <text:p>−105.125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5R-1W_19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1555">
            <text:p>11555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08.70999999999999">
            <text:p>−108.71</text:p>
          </table:table-cell>
          <table:table-cell table:style-name="ACE-0" office:value-type="float" office:value="1.26">
            <text:p>1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3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424">
            <text:p>16424</text:p>
          </table:table-cell>
          <table:table-cell table:style-name="ACE-0" office:value-type="float" office:value="214">
            <text:p>21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08500000000001">
            <text:p>−113.085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8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840">
            <text:p>15840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22499999999999">
            <text:p>−113.225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1W_3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91">
            <text:p>16191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4.55500000000001">
            <text:p>−114.55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201">
            <text:p>16201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074">
            <text:p>1807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75">
            <text:p>17075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95">
            <text:p>−117.95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59">
            <text:p>1705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95">
            <text:p>−117.95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105">
            <text:p>18105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63500000000001">
            <text:p>−117.635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02">
            <text:p>17002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63500000000001">
            <text:p>−117.635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2W_2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69">
            <text:p>1726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28">
            <text:p>−118.28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50">
            <text:p>1745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29000000000001">
            <text:p>−118.29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2R-1W_1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64">
            <text:p>1726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02500000000001">
            <text:p>−119.025</text:p>
          </table:table-cell>
          <table:table-cell table:style-name="ACE-0" office:value-type="float" office:value="11.039999999999999">
            <text:p>1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743">
            <text:p>17743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605">
            <text:p>−120.605</text:p>
          </table:table-cell>
          <table:table-cell table:style-name="ACE-0" office:value-type="float" office:value="11.220000000000001">
            <text:p>11.22</text:p>
          </table:table-cell>
          <table:table-cell table:style-name="ACE-0" office:value-type="float" office:value="1.22">
            <text:p>1.2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26">
            <text:p>17426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69499999999999">
            <text:p>−120.695</text:p>
          </table:table-cell>
          <table:table-cell table:style-name="ACE-0" office:value-type="float" office:value="11.220000000000001">
            <text:p>11.22</text:p>
          </table:table-cell>
          <table:table-cell table:style-name="ACE-0" office:value-type="float" office:value="1.22">
            <text:p>1.2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554">
            <text:p>1755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Tubi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55">
            <text:p>−120.755</text:p>
          </table:table-cell>
          <table:table-cell table:style-name="ACE-0" office:value-type="float" office:value="11.220000000000001">
            <text:p>11.22</text:p>
          </table:table-cell>
          <table:table-cell table:style-name="ACE-0" office:value-type="float" office:value="1.22">
            <text:p>1.2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4R-1W_18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247">
            <text:p>18247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2">
            <text:p>−122.2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1.46">
            <text:p>1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3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725">
            <text:p>18725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Coral (Goni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41499999999999">
            <text:p>−122.415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1.46">
            <text:p>1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5R-2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15">
            <text:p>1891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28">
            <text:p>−124.28</text:p>
          </table:table-cell>
          <table:table-cell table:style-name="ACE-0" office:value-type="float" office:value="11.17">
            <text:p>1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95">
            <text:p>1899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5.52500000000001">
            <text:p>−125.525</text:p>
          </table:table-cell>
          <table:table-cell table:style-name="ACE-0" office:value-type="float" office:value="11.199999999999999">
            <text:p>1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13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898">
            <text:p>1889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5.675">
            <text:p>−125.675</text:p>
          </table:table-cell>
          <table:table-cell table:style-name="ACE-0" office:value-type="float" office:value="11.199999999999999">
            <text:p>1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6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041">
            <text:p>19041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5.58">
            <text:p>−125.58</text:p>
          </table:table-cell>
          <table:table-cell table:style-name="ACE-0" office:value-type="float" office:value="11.199999999999999">
            <text:p>1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27">
            <text:p>−127.27</text:p>
          </table:table-cell>
          <table:table-cell table:style-name="ACE-0" office:value-type="float" office:value="11.029999999999999">
            <text:p>11.03</text:p>
          </table:table-cell>
          <table:table-cell table:style-name="ACE-0" office:value-type="float" office:value="1.03">
            <text:p>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908">
            <text:p>19908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27">
            <text:p>−127.27</text:p>
          </table:table-cell>
          <table:table-cell table:style-name="ACE-0" office:value-type="float" office:value="11.029999999999999">
            <text:p>11.03</text:p>
          </table:table-cell>
          <table:table-cell table:style-name="ACE-0" office:value-type="float" office:value="1.03">
            <text:p>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947">
            <text:p>19947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Acropora (humil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27">
            <text:p>−127.27</text:p>
          </table:table-cell>
          <table:table-cell table:style-name="ACE-0" office:value-type="float" office:value="11.029999999999999">
            <text:p>11.03</text:p>
          </table:table-cell>
          <table:table-cell table:style-name="ACE-0" office:value-type="float" office:value="1.03">
            <text:p>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383">
            <text:p>20383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685">
            <text:p>−128.685</text:p>
          </table:table-cell>
          <table:table-cell table:style-name="ACE-0" office:value-type="float" office:value="11.220000000000001">
            <text:p>11.22</text:p>
          </table:table-cell>
          <table:table-cell table:style-name="ACE-0" office:value-type="float" office:value="1.22">
            <text:p>1.2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700">
            <text:p>20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75">
            <text:p>−128.75</text:p>
          </table:table-cell>
          <table:table-cell table:style-name="ACE-0" office:value-type="float" office:value="11.220000000000001">
            <text:p>11.22</text:p>
          </table:table-cell>
          <table:table-cell table:style-name="ACE-0" office:value-type="float" office:value="1.22">
            <text:p>1.2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2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6539">
            <text:p>26539</text:p>
          </table:table-cell>
          <table:table-cell table:style-name="ACE-0" office:value-type="float" office:value="501">
            <text:p>501</text:p>
          </table:table-cell>
          <table:table-cell table:style-name="ACE-0" office:value-type="string">
            <text:p>Coral (Turbinaria pelt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07999999999998">
            <text:p>−110.08</text:p>
          </table:table-cell>
          <table:table-cell table:style-name="ACE-0" office:value-type="float" office:value="83.170000000000002">
            <text:p>83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0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9575">
            <text:p>29575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69">
            <text:p>−111.69</text:p>
          </table:table-cell>
          <table:table-cell table:style-name="ACE-0" office:value-type="float" office:value="83.129999999999995">
            <text:p>83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8645">
            <text:p>2864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55000000000001">
            <text:p>−111.55</text:p>
          </table:table-cell>
          <table:table-cell table:style-name="ACE-0" office:value-type="float" office:value="83.129999999999995">
            <text:p>83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0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32100">
            <text:p>32100</text:p>
          </table:table-cell>
          <table:table-cell table:style-name="ACE-0" office:value-type="float" office:value="650">
            <text:p>650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31.845">
            <text:p>−131.845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703">
            <text:p>12703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91000000000001">
            <text:p>−107.91</text:p>
          </table:table-cell>
          <table:table-cell table:style-name="ACE-0" office:value-type="float" office:value="60.850000000000001">
            <text:p>6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6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626">
            <text:p>12626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965">
            <text:p>−107.965</text:p>
          </table:table-cell>
          <table:table-cell table:style-name="ACE-0" office:value-type="float" office:value="60.850000000000001">
            <text:p>6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2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540">
            <text:p>135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02500000000001">
            <text:p>−108.025</text:p>
          </table:table-cell>
          <table:table-cell table:style-name="ACE-0" office:value-type="float" office:value="60.850000000000001">
            <text:p>6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987">
            <text:p>13987</text:p>
          </table:table-cell>
          <table:table-cell table:style-name="ACE-0" office:value-type="float" office:value="213">
            <text:p>213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02500000000001">
            <text:p>−108.025</text:p>
          </table:table-cell>
          <table:table-cell table:style-name="ACE-0" office:value-type="float" office:value="60.850000000000001">
            <text:p>6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1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284">
            <text:p>12284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line algae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045">
            <text:p>−109.045</text:p>
          </table:table-cell>
          <table:table-cell table:style-name="ACE-0" office:value-type="float" office:value="61.159999999999997">
            <text:p>61.16</text:p>
          </table:table-cell>
          <table:table-cell table:style-name="ACE-0" office:value-type="float" office:value="1.1599999999999999">
            <text:p>1.1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14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580">
            <text:p>14580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66500000000001">
            <text:p>−110.665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2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500">
            <text:p>145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77500000000001">
            <text:p>−110.775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33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446">
            <text:p>14446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84">
            <text:p>−110.8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1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120">
            <text:p>1312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58">
            <text:p>−110.58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03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331">
            <text:p>17331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0.92">
            <text:p>−110.92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0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00">
            <text:p>146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01000000000001">
            <text:p>−111.01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16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65">
            <text:p>14365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? (Acr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2.17500000000001">
            <text:p>−112.175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40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6">
            <text:p>15166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435">
            <text:p>−112.435</text:p>
          </table:table-cell>
          <table:table-cell table:style-name="ACE-0" office:value-type="float" office:value="60.880000000000003">
            <text:p>6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40">
            <text:p>15640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Coral (Platygyra gr. daedalea (?)*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91">
            <text:p>−113.91</text:p>
          </table:table-cell>
          <table:table-cell table:style-name="ACE-0" office:value-type="float" office:value="61.049999999999997">
            <text:p>6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513">
            <text:p>16513</text:p>
          </table:table-cell>
          <table:table-cell table:style-name="ACE-0" office:value-type="float" office:value="233">
            <text:p>233</text:p>
          </table:table-cell>
          <table:table-cell table:style-name="ACE-0" office:value-type="string">
            <text:p>Coral (Acr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89">
            <text:p>−116.8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80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517">
            <text:p>16517</text:p>
          </table:table-cell>
          <table:table-cell table:style-name="ACE-0" office:value-type="float" office:value="313">
            <text:p>31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89">
            <text:p>−116.8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935">
            <text:p>1693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60000000000001">
            <text:p>−116.6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048">
            <text:p>16048</text:p>
          </table:table-cell>
          <table:table-cell table:style-name="ACE-0" office:value-type="float" office:value="241">
            <text:p>241</text:p>
          </table:table-cell>
          <table:table-cell table:style-name="ACE-0" office:value-type="string">
            <text:p>Coral (Astre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99000000000001">
            <text:p>−117.99</text:p>
          </table:table-cell>
          <table:table-cell table:style-name="ACE-0" office:value-type="float" office:value="10.57">
            <text:p>1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422">
            <text:p>422</text:p>
          </table:table-cell>
          <table:table-cell table:style-name="ACE-0" office:value-type="string">
            <text:p>Coral (Astre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565">
            <text:p>−117.565</text:p>
          </table:table-cell>
          <table:table-cell table:style-name="ACE-0" office:value-type="float" office:value="10.57">
            <text:p>1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2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141">
            <text:p>17141</text:p>
          </table:table-cell>
          <table:table-cell table:style-name="ACE-0" office:value-type="float" office:value="477">
            <text:p>477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19500000000001">
            <text:p>−118.195</text:p>
          </table:table-cell>
          <table:table-cell table:style-name="ACE-0" office:value-type="float" office:value="10.57">
            <text:p>1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935">
            <text:p>1693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285">
            <text:p>−118.285</text:p>
          </table:table-cell>
          <table:table-cell table:style-name="ACE-0" office:value-type="float" office:value="10.57">
            <text:p>1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845">
            <text:p>1684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 (Montipora? (or Acropora)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">
            <text:p>−119</text:p>
          </table:table-cell>
          <table:table-cell table:style-name="ACE-0" office:value-type="float" office:value="10.84">
            <text:p>10.84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22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00">
            <text:p>174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63500000000001">
            <text:p>−119.635</text:p>
          </table:table-cell>
          <table:table-cell table:style-name="ACE-0" office:value-type="float" office:value="10.84">
            <text:p>10.84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1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03">
            <text:p>17403</text:p>
          </table:table-cell>
          <table:table-cell table:style-name="ACE-0" office:value-type="float" office:value="266">
            <text:p>266</text:p>
          </table:table-cell>
          <table:table-cell table:style-name="ACE-0" office:value-type="string">
            <text:p>Coral (Acroporidae/Poritidae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63500000000001">
            <text:p>−119.635</text:p>
          </table:table-cell>
          <table:table-cell table:style-name="ACE-0" office:value-type="float" office:value="10.84">
            <text:p>10.84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3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408">
            <text:p>16408</text:p>
          </table:table-cell>
          <table:table-cell table:style-name="ACE-0" office:value-type="float" office:value="366">
            <text:p>366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61500000000001">
            <text:p>−120.615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128">
            <text:p>171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83500000000001">
            <text:p>−120.835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42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83">
            <text:p>1708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905">
            <text:p>−120.905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3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886">
            <text:p>16886</text:p>
          </table:table-cell>
          <table:table-cell table:style-name="ACE-0" office:value-type="float" office:value="509">
            <text:p>509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935">
            <text:p>−120.935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385">
            <text:p>17385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295">
            <text:p>−121.295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701">
            <text:p>16701</text:p>
          </table:table-cell>
          <table:table-cell table:style-name="ACE-0" office:value-type="float" office:value="471">
            <text:p>471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8000000000001">
            <text:p>−122.8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2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921">
            <text:p>16921</text:p>
          </table:table-cell>
          <table:table-cell table:style-name="ACE-0" office:value-type="float" office:value="607">
            <text:p>607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8000000000001">
            <text:p>−122.8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815">
            <text:p>178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6000000000001">
            <text:p>−122.96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585">
            <text:p>17585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08500000000001">
            <text:p>−123.085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4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312">
            <text:p>18312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935">
            <text:p>−124.935</text:p>
          </table:table-cell>
          <table:table-cell table:style-name="ACE-0" office:value-type="float" office:value="11.210000000000001">
            <text:p>1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465">
            <text:p>1846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Coral (Dipsastrea gr. palli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5.065">
            <text:p>−125.065</text:p>
          </table:table-cell>
          <table:table-cell table:style-name="ACE-0" office:value-type="float" office:value="10.77">
            <text:p>10.77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22-2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320">
            <text:p>1832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6.315">
            <text:p>−126.315</text:p>
          </table:table-cell>
          <table:table-cell table:style-name="ACE-0" office:value-type="float" office:value="10.359999999999999">
            <text:p>10.3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562">
            <text:p>18562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6.15000000000001">
            <text:p>−126.15</text:p>
          </table:table-cell>
          <table:table-cell table:style-name="ACE-0" office:value-type="float" office:value="10.359999999999999">
            <text:p>10.3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145">
            <text:p>18145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6.185">
            <text:p>−126.185</text:p>
          </table:table-cell>
          <table:table-cell table:style-name="ACE-0" office:value-type="float" office:value="10.359999999999999">
            <text:p>10.3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60">
            <text:p>189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oral (Favites valenciennesi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80000000000001">
            <text:p>−127.8</text:p>
          </table:table-cell>
          <table:table-cell table:style-name="ACE-0" office:value-type="float" office:value="30.870000000000001">
            <text:p>30.87</text:p>
          </table:table-cell>
          <table:table-cell table:style-name="ACE-0" office:value-type="float" office:value="0.87">
            <text:p>0.8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6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700">
            <text:p>18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5">
            <text:p>−127.5</text:p>
          </table:table-cell>
          <table:table-cell table:style-name="ACE-0" office:value-type="float" office:value="30.870000000000001">
            <text:p>30.87</text:p>
          </table:table-cell>
          <table:table-cell table:style-name="ACE-0" office:value-type="float" office:value="0.87">
            <text:p>0.8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51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29">
            <text:p>18929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6.97">
            <text:p>−126.97</text:p>
          </table:table-cell>
          <table:table-cell table:style-name="ACE-0" office:value-type="float" office:value="30.870000000000001">
            <text:p>30.87</text:p>
          </table:table-cell>
          <table:table-cell table:style-name="ACE-0" office:value-type="float" office:value="0.87">
            <text:p>0.8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244">
            <text:p>19244</text:p>
          </table:table-cell>
          <table:table-cell table:style-name="ACE-0" office:value-type="float" office:value="208">
            <text:p>208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56">
            <text:p>−128.56</text:p>
          </table:table-cell>
          <table:table-cell table:style-name="ACE-0" office:value-type="float" office:value="31.239999999999998">
            <text:p>31.24</text:p>
          </table:table-cell>
          <table:table-cell table:style-name="ACE-0" office:value-type="float" office:value="1.24">
            <text:p>1.2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665">
            <text:p>17665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42500000000001">
            <text:p>−128.425</text:p>
          </table:table-cell>
          <table:table-cell table:style-name="ACE-0" office:value-type="float" office:value="31.239999999999998">
            <text:p>31.24</text:p>
          </table:table-cell>
          <table:table-cell table:style-name="ACE-0" office:value-type="float" office:value="1.24">
            <text:p>1.2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ydrographers_Passa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2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880">
            <text:p>2088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34.39500000000001">
            <text:p>−134.395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0" table:number-rows-repeated="506">
          <table:table-cell table:number-columns-repeated="256"/>
        </table:table-row>
        <table:table-row table:style-name="AROW-1" table:number-rows-repeated="309">
          <table:table-cell table:number-columns-repeated="256"/>
        </table:table-row>
        <table:table-row table:style-name="AROW-0" table:number-rows-repeated="6441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09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3:42Z</dc:date>
    <meta:creation-date>2022-10-27T08:15:17Z</meta:creation-date>
    <meta:generator>gnumeric/1.12.46</meta:generator>
  </office:meta>
</office:document-meta>
</file>